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ac5e"/>
    </style:style>
    <style:style style:name="T1" style:family="text">
      <style:text-properties officeooo:rsid="000f6d21"/>
    </style:style>
    <style:style style:name="T2" style:family="text">
      <style:text-properties officeooo:rsid="000fac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>#include &lt;iostream&gt;</text:p>
      <text:p text:style-name="Standard">using namespace std;</text:p>
      <text:p text:style-name="Standard">struct college_info{</text:p>
      <text:p text:style-name="Standard">char college_name[15];</text:p>
      <text:p text:style-name="Standard">char college_code[2];</text:p>
      <text:p text:style-name="Standard">char dept[50];</text:p>
      <text:p text:style-name="Standard">int intake;</text:p>
      <text:p text:style-name="Standard">};</text:p>
      <text:p text:style-name="Standard"/>
      <text:p text:style-name="Standard">int main()</text:p>
      <text:p text:style-name="Standard">{</text:p>
      <text:p text:style-name="Standard"/>
      <text:p text:style-name="Standard">struct college_info college;</text:p>
      <text:p text:style-name="Standard">cout&lt;&lt;"\n Enter the College Information \n";</text:p>
      <text:p text:style-name="Standard"/>
      <text:p text:style-name="Standard">cout&lt;&lt;"Name of the college: ";</text:p>
      <text:p text:style-name="Standard"/>
      <text:p text:style-name="Standard">cin&gt;&gt;college.college_name;</text:p>
      <text:p text:style-name="Standard"/>
      <text:p text:style-name="Standard">cout&lt;&lt;"College Code: ";</text:p>
      <text:p text:style-name="Standard"/>
      <text:p text:style-name="Standard">cin&gt;&gt;college.college_code;</text:p>
      <text:p text:style-name="Standard"/>
      <text:p text:style-name="Standard">cout&lt;&lt;"Department: ";</text:p>
      <text:p text:style-name="Standard"/>
      <text:p text:style-name="Standard">cin&gt;&gt;college.dept;</text:p>
      <text:p text:style-name="Standard"/>
      <text:p text:style-name="Standard">cout&lt;&lt;"Department In-take: ";</text:p>
      <text:p text:style-name="Standard"/>
      <text:p text:style-name="Standard">cin&gt;&gt;college.intake;</text:p>
      <text:p text:style-name="Standard"/>
      <text:p text:style-name="Standard">cout&lt;&lt;"\n College Information \n";</text:p>
      <text:p text:style-name="Standard">cout&lt;&lt;"Name of the college : "&lt;&lt;college.college_name;</text:p>
      <text:p text:style-name="Standard">cout&lt;&lt;"\nCollege University Code: "&lt;&lt;college.college_code;</text:p>
      <text:p text:style-name="Standard">cout&lt;&lt;"\nName of the Department: "&lt;&lt;college.dept;</text:p>
      <text:p text:style-name="Standard">cout&lt;&lt;"\nThe department of "&lt;&lt;college.dept&lt;&lt;" has in-take : "&lt;&lt;college.intake;</text:p>
      <text:p text:style-name="Standard">return 0;</text:p>
      <text:p text:style-name="Standard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3T21:53:21.736000000</meta:creation-date>
    <dc:date>2022-01-03T22:08:19.348000000</dc:date>
    <meta:editing-duration>PT4M46S</meta:editing-duration>
    <meta:editing-cycles>3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27" meta:word-count="75" meta:character-count="687" meta:non-whitespace-character-count="639"/>
  </office:meta>
</office:document-meta>
</file>